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8342109319057457082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 </text:p>
      <text:p text:style-name="P24"/>
      <text:p text:style-name="P9"/>
      <text:p text:style-name="P10"><text:soft-page-break/>Sat 6/3/2017 <text:span text:style-name="T1">10.5 miles</text:span></text:p>
      <text:p text:style-name="P10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0">First 5 mile splits: <text:s text:c="4"/>10:03, 9:41, 9:39, 9:30, 9:30</text:p>
      <text:p text:style-name="P10">Second 5 mile splits: <text:s text:c="2"/>9:37, 9:23, 8:56, 8:22, 8:04</text:p>
      <text:p text:style-name="P10">I warmed down with a ½ mile jog.</text:p>
      <text:p text:style-name="P10">In the afternoon Mary Jane and I kayaked for 2 hours down French Creek. <text:s/>It was great exercise and we both had fun.</text:p>
      <text:p text:style-name="P10"/>
      <text:p text:style-name="P10">Sun 6/4/2017 <text:span text:style-name="T1">no running</text:span></text:p>
      <text:p text:style-name="P10"/>
      <text:p text:style-name="P10">Mon 6/5/2017 <text:span text:style-name="T1">4 miles</text:span></text:p>
      <text:p text:style-name="P10">I ran with 6 other runners on the high school track. </text:p>
      <text:p text:style-name="P10">warm up 2 miles</text:p>
      <text:p text:style-name="P10">6 x 300 meters with 200 meter jog after each and a ½ mile jog at the end. <text:s/>The jogs took about 2:30.</text:p>
      <text:p text:style-name="P10">Times for the 300 meter runs:</text:p>
      <text:p text:style-name="P10">1:26, 1:16, 1:19, 1:15, 1:14, 1:14</text:p>
      <text:p text:style-name="P10"/>
      <text:p text:style-name="P10">Tues 6/6/2017 <text:span text:style-name="T1">4 miles</text:span></text:p>
      <text:p text:style-name="P10">I ran 2 miles on a treadmill at 9:00/mile and went right into a ½ mile at various paces as fast as 7:19/mile. The ½ mile was in 4:09. <text:s/>Then I rested 6 minutes.</text:p>
      <text:p text:style-name="P10">I ran 2 x 0.2 miles with a 0.3 mile jog before each.</text:p>
      <text:p text:style-name="P10">The 0.2 mile runs were in 81 seconds or 6:45/mile.</text:p>
      <text:p text:style-name="P10">The 0.3 mile jogs were at 12:00/mile.</text:p>
      <text:p text:style-name="P10">I warmed down with a ½ mile in about 6:00. </text:p>
      <text:p text:style-name="P10"/>
      <text:p text:style-name="P10">Wed 6/7/2017 <text:span text:style-name="T1">no running</text:span></text:p>
      <text:p text:style-name="P10"><text:span text:style-name="T1"/></text:p>
      <text:p text:style-name="P10">Thur 6/8/2017 <text:span text:style-name="T1">5 miles</text:span></text:p>
      <text:p text:style-name="P10">I ran 5 miles on a hilly course. <text:s/>Half was on roads and half was on grass. <text:s/></text:p>
      <text:p text:style-name="P10">The average pace was about 10:00/mil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</text:p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08T19:25:16.63</dc:date>
    <dc:creator>James Lombardi</dc:creator>
    <meta:editing-duration>P1DT6H17M31S</meta:editing-duration>
    <meta:editing-cycles>232</meta:editing-cycles>
    <meta:document-statistic meta:table-count="0" meta:image-count="0" meta:object-count="0" meta:page-count="13" meta:paragraph-count="276" meta:word-count="3433" meta:character-count="16782"/>
  </office:meta>
</office:document-meta>
</file>